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uble_20_Dot" draw:fill-color="#f6f9d4" draw:textarea-horizontal-align="justify" draw:textarea-vertical-align="middle" draw:auto-grow-height="false" fo:min-height="7.624cm" fo:min-width="3.31cm"/>
    </style:style>
    <style:style style:name="gr2" style:family="graphic" style:parent-style-name="standard">
      <style:graphic-properties draw:stroke="dash" draw:stroke-dash="Double_20_Dot" draw:fill-color="#ffdbb6" draw:textarea-horizontal-align="justify" draw:textarea-vertical-align="middle" draw:auto-grow-height="false" fo:min-height="7.624cm" fo:min-width="12.708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6.1cm" fo:min-width="2.802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3.052cm" fo:min-width="3.056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6.1cm" fo:min-width="2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2.058cm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1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9.656cm" fo:min-width="15.248cm"/>
    </style:style>
    <style:style style:name="gr13" style:family="graphic" style:parent-style-name="standard">
      <style:graphic-properties draw:fill-color="#5eb91e" draw:textarea-horizontal-align="justify" draw:textarea-vertical-align="middle" draw:auto-grow-height="false" fo:min-height="5.084cm" fo:min-width="2.548cm"/>
      <style:paragraph-properties style:writing-mode="lr-tb"/>
    </style:style>
    <style:style style:name="gr14" style:family="graphic" style:parent-style-name="standard">
      <style:graphic-properties draw:fill-color="#ff7b59" draw:textarea-horizontal-align="justify" draw:textarea-vertical-align="middle" draw:auto-grow-height="false" fo:min-height="5.084cm" fo:min-width="2.548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5.084cm" fo:min-width="2.548cm"/>
      <style:paragraph-properties style:writing-mode="lr-tb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657cm"/>
      <style:paragraph-properties style:writing-mode="lr-tb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-color="#ffff6d"/>
      <style:paragraph-properties fo:text-align="center"/>
    </style:style>
    <style:style style:name="P10" style:family="paragraph">
      <loext:graphic-properties draw:fill-color="#5eb91e"/>
      <style:paragraph-properties fo:text-align="center"/>
    </style:style>
    <style:style style:name="P11" style:family="paragraph">
      <loext:graphic-properties draw:fill-color="#ff7b59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7.874cm" svg:x="4.656cm" svg:y="4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08cm" svg:height="7.874cm" svg:x="8.72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USB1.1 HOST Block Diagram</text:p>
          </draw:text-box>
        </draw:frame>
        <draw:custom-shape draw:style-name="gr3" draw:text-style-name="P4" draw:layer="layout" svg:width="3.302cm" svg:height="6.35cm" svg:x="12.276cm" svg:y="5.334cm">
          <text:p text:style-name="P3">USB 1.1</text:p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3.302cm" svg:x="17.61cm" svg:y="6.758cm">
          <text:p text:style-name="P3">USB 1.1</text:p>
          <text:p text:style-name="P3">UTMI</text:p>
          <text:p text:style-name="P3">PHY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02cm" svg:height="6.35cm" svg:x="6.942cm" svg:y="5.334cm">
          <text:p text:style-name="P3">WishBone</text:p>
          <text:p text:style-name="P3">Slave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3cm" svg:height="0.725cm" svg:x="16.848cm" svg:y="4.863cm">
          <draw:text-box>
            <text:p>USB CLK DOMAIN</text:p>
          </draw:text-box>
        </draw:frame>
        <draw:custom-shape draw:style-name="gr7" draw:text-style-name="P3" draw:layer="layout" svg:width="3.194cm" svg:height="0.508cm" svg:x="3.748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032cm" svg:height="0.508cm" svg:x="10.244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032cm" svg:height="0.508cm" svg:x="15.578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032cm" svg:height="0.508cm" svg:x="21.166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7" draw:layer="layout" svg:width="4.826cm" svg:height="1.199cm" svg:x="4.656cm" svg:y="4.572cm">
          <draw:text-box>
            <text:p>WB CLK DOMAIN</text:p>
          </draw:text-box>
        </draw:frame>
        <draw:frame draw:style-name="gr6" draw:text-style-name="P7" draw:layer="layout" svg:width="3.067cm" svg:height="0.725cm" svg:x="0.935cm" svg:y="8.128cm">
          <draw:text-box>
            <text:p>WB MASTER</text:p>
          </draw:text-box>
        </draw:frame>
        <draw:frame draw:style-name="gr10" draw:text-style-name="P7" draw:layer="layout" svg:width="3.067cm" svg:height="0.725cm" svg:x="23.287cm" svg:y="7.911cm">
          <draw:text-box>
            <text:p>USB1.1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9" draw:layer="layout" svg:width="15.748cm" svg:height="9.906cm" svg:x="4.572cm" svg:y="3.55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0.284cm" svg:height="1.737cm" svg:x="7.75cm" svg:y="3.81cm" presentation:class="title" presentation:user-transformed="true">
          <draw:text-box>
            <text:p>Test Bench</text:p>
          </draw:text-box>
        </draw:frame>
        <draw:custom-shape draw:style-name="gr13" draw:text-style-name="P10" draw:layer="layout" svg:width="3.048cm" svg:height="5.334cm" svg:x="6.096cm" svg:y="5.842cm">
          <text:p text:style-name="P3">DUT</text:p>
          <text:p text:style-name="P3">(USB1 HOST)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048cm" svg:height="5.334cm" svg:x="10.922cm" svg:y="5.842cm">
          <text:p text:style-name="P3">USB2UART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048cm" svg:height="5.334cm" svg:x="15.748cm" svg:y="5.842cm">
          <text:p text:style-name="P3">UART</text:p>
          <text:p text:style-name="P3">BFM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5.748cm" svg:y1="9.906cm" svg:x2="13.97cm" svg:y2="9.906cm">
          <text:p/>
        </draw:line>
        <draw:line draw:style-name="gr16" draw:text-style-name="P13" draw:layer="layout" svg:x1="10.92cm" svg:y1="9.862cm" svg:x2="9.144cm" svg:y2="9.906cm">
          <text:p/>
        </draw:line>
        <draw:line draw:style-name="gr16" draw:text-style-name="P13" draw:layer="layout" svg:x1="9.144cm" svg:y1="7.62cm" svg:x2="10.922cm" svg:y2="7.62cm">
          <text:p/>
        </draw:line>
        <draw:line draw:style-name="gr16" draw:text-style-name="P13" draw:layer="layout" svg:x1="13.97cm" svg:y1="7.62cm" svg:x2="15.748cm" svg:y2="7.62cm">
          <text:p/>
        </draw:line>
        <draw:g>
          <draw:connector draw:style-name="gr16" draw:text-style-name="P13" draw:layer="layout" draw:type="curve" svg:x1="8.972cm" svg:y1="9.797cm" svg:x2="6.35cm" svg:y2="8.392cm" svg:d="M8972 9797c-1966 0-656-1405-2622-1405" svg:viewBox="0 0 2623 1406">
            <text:p/>
          </draw:connector>
          <draw:connector draw:style-name="gr16" draw:text-style-name="P13" draw:layer="layout" draw:type="curve" svg:x1="6.818cm" svg:y1="8.369cm" svg:x2="9.253cm" svg:y2="7.62cm" svg:d="M6818 8369c1827 0 610-749 2435-749" svg:viewBox="0 0 2436 750">
            <text:p/>
          </draw:connector>
        </draw:g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3:13:25.267768458</meta:creation-date>
    <dc:date>2021-08-02T14:35:44.067602560</dc:date>
    <meta:editing-duration>PT1H12M8S</meta:editing-duration>
    <meta:editing-cycles>2</meta:editing-cycles>
    <meta:generator>LibreOffice/6.4.7.2$Linux_X86_64 LibreOffice_project/40$Build-2</meta:generator>
    <meta:document-statistic meta:object-count="51"/>
  </office:meta>
</office:document-meta>
</file>